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00" draw:textarea-horizontal-align="justify" draw:textarea-vertical-align="middle" draw:auto-grow-height="false" fo:min-height="2.55cm" fo:min-width="5.5cm"/>
    </style:style>
    <style:style style:name="gr2" style:family="graphic" style:parent-style-name="standard">
      <style:graphic-properties draw:fill-color="#ff7f00" draw:textarea-horizontal-align="justify" draw:textarea-vertical-align="middle" draw:auto-grow-height="false" fo:min-height="0.65cm" fo:min-width="3.52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306cm" fo:min-width="0.9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6" style:family="graphic" style:parent-style-name="standard">
      <style:graphic-properties draw:fill-color="#ff7f00" draw:textarea-horizontal-align="justify" draw:textarea-vertical-align="middle" draw:auto-grow-height="false" fo:min-height="1.306cm" fo:min-width="0.914cm"/>
    </style:style>
    <style:style style:name="gr7" style:family="graphic" style:parent-style-name="standard">
      <style:graphic-properties draw:fill-color="#d27e2b" draw:textarea-horizontal-align="justify" draw:textarea-vertical-align="middle" draw:auto-grow-height="false" fo:min-height="1.306cm" fo:min-width="0.914cm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5.95cm" fo:min-width="7.9cm"/>
    </style:style>
    <style:style style:name="gr10" style:family="graphic" style:parent-style-name="standard">
      <style:graphic-properties draw:textarea-horizontal-align="justify" draw:textarea-vertical-align="middle" draw:auto-grow-height="false" fo:min-height="1.872cm" fo:min-width="4.0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ff7f00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d27e2b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00"/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6cm" svg:height="2.8cm" svg:x="10.8cm" svg:y="8.8cm">
          <text:p text:style-name="P1">Grafische Oberfläch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8cm" svg:x="17.4cm" svg:y="9.2cm">
          <text:p text:style-name="P1">Änderungen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2" draw:layer="layout" svg:width="6cm" svg:height="2.8cm" svg:x="11.4cm" svg:y="11.2cm">
          <text:p text:style-name="P1">Grafische Oberfläch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.2cm" svg:x="5.8cm" svg:y="11.04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6" draw:layer="layout" svg:width="3cm" svg:height="1.657cm" svg:x="5.4cm" svg:y="13.443cm">
          <draw:text-box>
            <text:p>Manager</text:p>
          </draw:text-box>
        </draw:frame>
        <draw:custom-shape draw:style-name="gr6" draw:text-style-name="P3" draw:layer="layout" svg:width="2cm" svg:height="2.2cm" svg:x="13.2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6" draw:layer="layout" svg:width="4.8cm" svg:height="1.657cm" svg:x="12cm" svg:y="7.343cm">
          <draw:text-box>
            <text:p>Sachbearbeiter</text:p>
          </draw:text-box>
        </draw:frame>
        <draw:custom-shape draw:style-name="gr7" draw:text-style-name="P7" draw:layer="layout" svg:width="2cm" svg:height="2.2cm" svg:x="22.2cm" svg:y="10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6" draw:layer="layout" svg:width="5.2cm" svg:height="1.657cm" svg:x="21.2cm" svg:y="13cm">
          <draw:text-box>
            <text:p>Abteilungsleiter</text:p>
          </draw:text-box>
        </draw:frame>
        <draw:line draw:style-name="gr8" draw:text-style-name="P8" draw:layer="layout" svg:x1="14.4cm" svg:y1="8.4cm" svg:x2="14.4cm" svg:y2="11cm">
          <text:p/>
        </draw:line>
        <draw:line draw:style-name="gr8" draw:text-style-name="P8" draw:layer="layout" svg:x1="8cm" svg:y1="12.1cm" svg:x2="11cm" svg:y2="12.1cm">
          <text:p/>
        </draw:line>
        <draw:line draw:style-name="gr8" draw:text-style-name="P8" draw:layer="layout" svg:x1="22cm" svg:y1="12cm" svg:x2="17.6cm" svg:y2="12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9" draw:text-style-name="P9" draw:layer="layout" svg:width="8.4cm" svg:height="6.2cm" svg:x="9.4cm" svg:y="6.4cm">
          <text:p text:style-name="P10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4cm" svg:height="3cm" svg:x="10.6cm" svg:y="8.4cm">
          <text:p text:style-name="P1">Anwendungsk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6.492cm" svg:height="0.954cm" svg:x="10.8cm" svg:y="6.846cm">
          <draw:text-box>
            <text:p text:style-name="P10">Grafische Oberfläche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6T15:22:15.894905311</meta:creation-date>
    <dc:date>2022-01-26T13:11:23.353300775</dc:date>
    <meta:editing-duration>P11DT14H56M9S</meta:editing-duration>
    <meta:editing-cycles>68</meta:editing-cycles>
    <meta:generator>LibreOffice/5.3.6.1$Linux_X86_64 LibreOffice_project/30$Build-1</meta:generator>
    <meta:document-statistic meta:object-count="42"/>
  </office:meta>
</office:document-meta>
</file>